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6];[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text:p>
          </table:table-cell>
          <table:table-cell table:style-name="ce25" office:value-type="float" office:value="22.821441">
            <text:p>22.8214410</text:p>
          </table:table-cell>
          <table:table-cell table:style-name="ce25" office:value-type="float" office:value="39.376327">
            <text:p>39.3763270</text:p>
          </table:table-cell>
          <table:table-cell table:style-name="ce24" table:formula="oooc:=VLOOKUP([.F177];[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text:p>
          </table:table-cell>
          <table:table-cell table:style-name="ce25" office:value-type="float" office:value="22.796756">
            <text:p>22.7967560</text:p>
          </table:table-cell>
          <table:table-cell table:style-name="ce25" office:value-type="float" office:value="39.283353">
            <text:p>39.2833530</text:p>
          </table:table-cell>
          <table:table-cell table:style-name="ce24" table:formula="oooc:=VLOOKUP([.F178];[Styles.A$1:.C$400];2)" office:value-type="string">
            <text:p>Dam</text:p>
          </table:table-cell>
          <table:table-cell table:style-name="ce24" office:value-type="float" office:value="708">
            <text:p>708</text:p>
          </table:table-cell>
          <table:table-cell table:style-name="ce24"/>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80];[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81];[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2];[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6];[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7];[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8];[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9];[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29" office:value-type="float" office:value="19.93061388888889">
            <text:p>19.9306139</text:p>
          </table:table-cell>
          <table:table-cell table:style-name="ce29" office:value-type="float" office:value="41.44248888888889">
            <text:p>41.4424889</text:p>
          </table:table-cell>
          <table:table-cell table:style-name="ce24" table:formula="oooc:=VLOOKUP([.F190];[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91];[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92];[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3];[Styles.A$1:.C$400];2)" office:value-type="string">
            <text:p>Motor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Motor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19.9306139</text:p>
          </table:table-cell>
          <table:table-cell table:style-name="ce29" table:formula="oooc:=[.A9]+[.B9]/60+[.C9]/3600" office:value-type="string">
            <text:p>41.4424889</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19">
            <text:p>19</text:p>
          </table:table-cell>
          <table:table-cell table:style-name="ce24" office:value-type="float" office:value="55">
            <text:p>55</text:p>
          </table:table-cell>
          <table:table-cell table:style-name="ce24" office:value-type="float" office:value="50.21">
            <text:p>50.21</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1">
            <text:p>41</text:p>
          </table:table-cell>
          <table:table-cell table:style-name="ce24" office:value-type="float" office:value="26">
            <text:p>26</text:p>
          </table:table-cell>
          <table:table-cell table:style-name="ce24" office:value-type="float" office:value="32.96">
            <text:p>32.96</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